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31">* * *</text:p>
      <text:p text:style-name="P30"/>
      <text:p text:style-name="P30">September 1, 2047</text:p>
      <text:p text:style-name="P30"/>
      <text:p text:style-name="P30"><text:s text:c="5"/>Russ and Chief exited the vortex. There wasn’t much to be seen. Devastation was everywhere. Buildings were scorched. Roads destroyed. It appeared that air attacks had destroyed most of the buildings.</text:p>
      <text:p text:style-name="P30"><text:s text:c="5"/>“What happened here?” Russ asked.</text:p>
      <text:p text:style-name="P30"><text:s text:c="5"/>Chief shook his head. “I have no idea. When we went to the future, none of the world looked like this. Everything seemed better aside from the obvious.”</text:p>
      <text:p text:style-name="P30"><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30"><text:s text:c="5"/><text:span text:style-name="T194">Chief nodded. “I agree.” He said. Activating his watch, they disappeared from the war zone.</text:span></text:p>
      <text:p text:style-name="P30"/>
      <text:p text:style-name="P32">August 1, 2047</text:p>
      <text:p text:style-name="P32"/>
      <text:p text:style-name="P32"><text:soft-page-break/><text:s text:c="5"/>Chief and Russ exited the vortex. <text:span text:style-name="T195">This time they were met by civilization. People were out and about having fun. Exploring all that summer had to offer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2T20:16:24.275000000</dc:date>
    <meta:editing-cycles>212</meta:editing-cycles>
    <meta:generator>LibreOffice/7.4.1.2$Windows_X86_64 LibreOffice_project/3c58a8f3a960df8bc8fd77b461821e42c061c5f0</meta:generator>
    <meta:editing-duration>PT5H30M44S</meta:editing-duration>
    <meta:document-statistic meta:table-count="0" meta:image-count="0" meta:object-count="0" meta:page-count="31" meta:paragraph-count="381" meta:word-count="7687" meta:character-count="42666" meta:non-whitespace-character-count="33557"/>
  </office:meta>
</office:document-meta>
</file>